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center" style:justify-single-word="false"/>
      <style:text-properties style:font-name="DejaVu Serif" fo:font-size="10pt" officeooo:rsid="002105b8" officeooo:paragraph-rsid="002105b8" style:font-size-asian="10pt" style:font-size-complex="10pt"/>
    </style:style>
    <style:style style:name="P2" style:family="paragraph" style:parent-style-name="Standard">
      <style:text-properties style:font-name="Roboto Mono for Powerline" fo:font-weight="normal" officeooo:rsid="002c3f83" officeooo:paragraph-rsid="002c3f83" style:font-weight-asian="normal" style:font-weight-complex="normal"/>
    </style:style>
    <style:style style:name="P3" style:family="paragraph" style:parent-style-name="Standard">
      <style:text-properties style:font-name="Roboto Mono for Powerline" fo:font-weight="bold" officeooo:rsid="002c3f83" officeooo:paragraph-rsid="002c3f83" style:font-weight-asian="bold" style:font-weight-complex="bold"/>
    </style:style>
    <style:style style:name="P4" style:family="paragraph" style:parent-style-name="Standard">
      <style:text-properties style:font-name="Roboto Mono for Powerline" fo:font-weight="bold" officeooo:rsid="002e0f09" officeooo:paragraph-rsid="002e0f09" style:font-weight-asian="bold" style:font-weight-complex="bold"/>
    </style:style>
    <style:style style:name="P5" style:family="paragraph" style:parent-style-name="Standard">
      <style:text-properties style:font-name="Roboto Mono for Powerline" officeooo:rsid="001914b1" officeooo:paragraph-rsid="001e53d0"/>
    </style:style>
    <style:style style:name="P6" style:family="paragraph" style:parent-style-name="Standard">
      <style:text-properties style:font-name="Roboto Mono for Powerline" fo:font-weight="normal" officeooo:rsid="002c3f83" officeooo:paragraph-rsid="002c3f83" style:font-weight-asian="normal" style:font-weight-complex="normal"/>
    </style:style>
    <style:style style:name="P7" style:family="paragraph" style:parent-style-name="Standard">
      <style:text-properties style:font-name="Roboto Mono for Powerline" fo:font-weight="normal" officeooo:rsid="003049ef" officeooo:paragraph-rsid="002c3f83" style:font-weight-asian="normal" style:font-weight-complex="normal"/>
    </style:style>
    <style:style style:name="P8" style:family="paragraph" style:parent-style-name="Standard">
      <style:text-properties style:font-name="Roboto Mono for Powerline" fo:font-weight="normal" officeooo:rsid="0033cae6" officeooo:paragraph-rsid="0033cae6" style:font-weight-asian="normal" style:font-weight-complex="normal"/>
    </style:style>
    <style:style style:name="P9" style:family="paragraph" style:parent-style-name="Standard">
      <style:text-properties style:font-name="Roboto Mono for Powerline" fo:font-weight="bold" officeooo:rsid="002e0f09" officeooo:paragraph-rsid="002e0f09" style:font-weight-asian="bold" style:font-weight-complex="bold"/>
    </style:style>
    <style:style style:name="P10" style:family="paragraph" style:parent-style-name="Standard">
      <style:text-properties style:font-name="Roboto Mono for Powerline" fo:font-weight="bold" officeooo:rsid="0033cae6" officeooo:paragraph-rsid="0033cae6" style:font-weight-asian="bold" style:font-weight-complex="bold"/>
    </style:style>
    <style:style style:name="T1" style:family="text">
      <style:text-properties officeooo:rsid="0022a7da"/>
    </style:style>
    <style:style style:name="T2" style:family="text">
      <style:text-properties officeooo:rsid="002c3f8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a7da" style:font-weight-asian="bold" style:font-weight-complex="bold"/>
    </style:style>
    <style:style style:name="T5" style:family="text">
      <style:text-properties officeooo:rsid="0032030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"><text:span text:style-name="T4">1</text:span><text:span text:style-name="T3">===</text:span></text:p>
        <text:p text:style-name="P2"/>
        <text:p text:style-name="P3">2===</text:p>
        <text:p text:style-name="P2">class Retangulo {</text:p>
        <text:p text:style-name="P2"><text:s text:c="4"/>public double b;</text:p>
        <text:p text:style-name="P2"><text:s text:c="4"/>public double h;</text:p>
        <text:p text:style-name="P2"/>
        <text:p text:style-name="P2"><text:s text:c="4"/>public <text:span text:style-name="T5">Retangulo</text:span>() {</text:p>
        <text:p text:style-name="P2"><text:s text:c="8"/>b = 2.0;</text:p>
        <text:p text:style-name="P2"><text:s text:c="8"/>h = 1.0;</text:p>
        <text:p text:style-name="P2"><text:s text:c="4"/>}</text:p>
        <text:p text:style-name="P2"/>
        <text:p text:style-name="P2"><text:s text:c="4"/>public <text:span text:style-name="T5">Retangulo</text:span>(double base, double altura) {</text:p>
        <text:p text:style-name="P2"><text:s text:c="8"/>b = base;</text:p>
        <text:p text:style-name="P2"><text:s text:c="8"/>h = altura;</text:p>
        <text:p text:style-name="P2"><text:s text:c="4"/>}</text:p>
        <text:p text:style-name="P2"/>
        <text:p text:style-name="P2"><text:s text:c="4"/>public double getArea() {</text:p>
        <text:p text:style-name="P2"><text:s text:c="8"/>return h * b;</text:p>
        <text:p text:style-name="P2"><text:s text:c="4"/>}</text:p>
        <text:p text:style-name="P2"/>
        <text:p text:style-name="P2"><text:s text:c="4"/>public double getPerimetro() {</text:p>
        <text:p text:style-name="P2"><text:s text:c="8"/>return 2 * (b + h);</text:p>
        <text:p text:style-name="P2"><text:s text:c="4"/>}</text:p>
        <text:p text:style-name="P2"/>
        <text:p text:style-name="P2"><text:s text:c="4"/>public double getDiagonal() {</text:p>
        <text:p text:style-name="P2"><text:s text:c="8"/>return Math.sqrt(Math.pow(b, 2.0) + Math.pow(h, 2.0));</text:p>
        <text:p text:style-name="P2"><text:s text:c="4"/>}</text:p>
        <text:p text:style-name="P2">}</text:p>
        <text:p text:style-name="P2"/>
        <text:p text:style-name="P4">3===</text:p>
        <text:p text:style-name="P2">class Lixao {</text:p>
        <text:p text:style-name="P2"><text:s text:c="4"/>void main(...) {</text:p>
        <text:p text:style-name="P2"><text:s text:c="8"/>Triangulo t1, t2;</text:p>
        <text:p text:style-name="P2"><text:s text:c="8"/>t1 = new Triangulo();</text:p>
        <text:p text:style-name="P2"><text:s text:c="8"/>t2 = new Triangulo(10.0, 3.0);</text:p>
        <text:p text:style-name="P2"><text:s text:c="4"/>}</text:p>
        <text:p text:style-name="P2">}</text:p>
        <text:p text:style-name="P7"/>
        <text:p text:style-name="P10">4===</text:p>
        <text:p text:style-name="P8">Em arquivo Ponto.java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Roboto Mono Medium for Powerline" svg:font-family="'Roboto Mono Medium for Powerline'" style:font-pitch="variable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DejaVu Serif" fo:font-size="10pt" officeooo:rsid="002105b8" officeooo:paragraph-rsid="002105b8" style:font-size-asian="10pt" style:font-size-complex="10pt"/>
    </style:style>
    <style:style style:name="MT1" style:family="text">
      <style:text-properties officeooo:rsid="0022a7da"/>
    </style:style>
    <style:style style:name="MT2" style:family="text">
      <style:text-properties officeooo:rsid="002c3f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TT0<text:span text:style-name="MT1">3-00</text:span><text:span text:style-name="MT2">l</text:span> – Algoritmos e Estruturas de Dados II – Pedro Henrique Amorim Sá – 742626</text:p>
        <text:p text:style-name="MP1"/>
      </style:head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1:51:55.880734541</meta:creation-date>
    <dc:date>2021-08-31T18:50:32.320043916</dc:date>
    <meta:editing-duration>PT1H26M48S</meta:editing-duration>
    <meta:editing-cycles>12</meta:editing-cycles>
    <meta:generator>LibreOffice/7.1.5.2$Linux_X86_64 LibreOffice_project/10$Build-2</meta:generator>
    <meta:document-statistic meta:table-count="0" meta:image-count="0" meta:object-count="0" meta:page-count="1" meta:paragraph-count="34" meta:word-count="103" meta:character-count="681" meta:non-whitespace-character-count="473"/>
  </office:meta>
</office:document-meta>
</file>